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bellone Punti Fede</text:p>
          </table:table-cell>
          <table:table-cell table:number-columns-repeated="3"/>
          <table:table-cell office:value-type="string" calcext:value-type="string">
            <text:p>Tabellone Punti Vittoria</text:p>
          </table:table-cell>
          <table:table-cell office:value-type="string" calcext:value-type="string">
            <text:p>Rivedili per sicurezza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unti</text:p>
          </table:table-cell>
          <table:table-cell office:value-type="string" calcext:value-type="string">
            <text:p>Valore X</text:p>
          </table:table-cell>
          <table:table-cell office:value-type="string" calcext:value-type="string">
            <text:p>Valore Y</text:p>
          </table:table-cell>
          <table:table-cell/>
          <table:table-cell office:value-type="string" calcext:value-type="string">
            <text:p>Punti</text:p>
          </table:table-cell>
          <table:table-cell office:value-type="string" calcext:value-type="string">
            <text:p>Valore X</text:p>
          </table:table-cell>
          <table:table-cell office:value-type="string" calcext:value-type="string">
            <text:p>Valore 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30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30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5]+30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30"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6]+30"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30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7]+30"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30"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8]+30"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30"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9]+30"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30"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0]+30"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30"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1]+30"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30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2]+30"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+30" office:value-type="float" office:value="330" calcext:value-type="float">
            <text:p>3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3]+30"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+30"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4]+30"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+30"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15]+30"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+30" office:value-type="float" office:value="420" calcext:value-type="float">
            <text:p>4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16]+30" office:value-type="float" office:value="445" calcext:value-type="float">
            <text:p>4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+30"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17]+30"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+30"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18]+30" office:value-type="float" office:value="505" calcext:value-type="float">
            <text:p>5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+30" office:value-type="float" office:value="510" calcext:value-type="float">
            <text:p>5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19]+30" office:value-type="float" office:value="535" calcext:value-type="float">
            <text:p>5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+30" office:value-type="float" office:value="540" calcext:value-type="float">
            <text:p>5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20]+30" office:value-type="float" office:value="565" calcext:value-type="float">
            <text:p>5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+30" office:value-type="float" office:value="570" calcext:value-type="float">
            <text:p>5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21]+30"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+30"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+30" office:value-type="float" office:value="630" calcext:value-type="float">
            <text:p>6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+30" office:value-type="float" office:value="660" calcext:value-type="float">
            <text:p>6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0" calcext:value-type="float">
            <text:p>680</text:p>
          </table:table-cell>
          <table:table-cell table:formula="of:=[.G24]+3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+30" office:value-type="float" office:value="690" calcext:value-type="float">
            <text:p>69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0" calcext:value-type="float">
            <text:p>680</text:p>
          </table:table-cell>
          <table:table-cell table:formula="of:=[.G25]+3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6]+30"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80" calcext:value-type="float">
            <text:p>680</text:p>
          </table:table-cell>
          <table:table-cell table:formula="of:=[.G26]+3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7]+30"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0" calcext:value-type="float">
            <text:p>680</text:p>
          </table:table-cell>
          <table:table-cell table:formula="of:=[.G27]+3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8]+30" office:value-type="float" office:value="780" calcext:value-type="float">
            <text:p>7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0" calcext:value-type="float">
            <text:p>680</text:p>
          </table:table-cell>
          <table:table-cell table:formula="of:=[.G28]+3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9]+30" office:value-type="float" office:value="810" calcext:value-type="float">
            <text:p>8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0" calcext:value-type="float">
            <text:p>680</text:p>
          </table:table-cell>
          <table:table-cell table:formula="of:=[.G29]+3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0]+30" office:value-type="float" office:value="840" calcext:value-type="float">
            <text:p>8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80" calcext:value-type="float">
            <text:p>680</text:p>
          </table:table-cell>
          <table:table-cell table:formula="of:=[.G30]+30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1]+30" office:value-type="float" office:value="870" calcext:value-type="float">
            <text:p>8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table:formula="of:=[.G31]+30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2]+30"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0" calcext:value-type="float">
            <text:p>680</text:p>
          </table:table-cell>
          <table:table-cell table:formula="of:=[.G32]+30" office:value-type="float" office:value="320" calcext:value-type="float">
            <text:p>32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680" calcext:value-type="float">
            <text:p>680</text:p>
          </table:table-cell>
          <table:table-cell table:formula="of:=[.G33]+30" office:value-type="float" office:value="350" calcext:value-type="float">
            <text:p>35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680" calcext:value-type="float">
            <text:p>680</text:p>
          </table:table-cell>
          <table:table-cell table:formula="of:=[.G34]+30" office:value-type="float" office:value="380" calcext:value-type="float">
            <text:p>380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680" calcext:value-type="float">
            <text:p>680</text:p>
          </table:table-cell>
          <table:table-cell table:formula="of:=[.G35]+30" office:value-type="float" office:value="410" calcext:value-type="float">
            <text:p>41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680" calcext:value-type="float">
            <text:p>680</text:p>
          </table:table-cell>
          <table:table-cell table:formula="of:=[.G36]+30" office:value-type="float" office:value="440" calcext:value-type="float">
            <text:p>44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680" calcext:value-type="float">
            <text:p>680</text:p>
          </table:table-cell>
          <table:table-cell table:formula="of:=[.G37]+30" office:value-type="float" office:value="470" calcext:value-type="float">
            <text:p>470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680" calcext:value-type="float">
            <text:p>680</text:p>
          </table:table-cell>
          <table:table-cell table:formula="of:=[.G38]+30" office:value-type="float" office:value="500" calcext:value-type="float">
            <text:p>500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680" calcext:value-type="float">
            <text:p>680</text:p>
          </table:table-cell>
          <table:table-cell table:formula="of:=[.G39]+30" office:value-type="float" office:value="530" calcext:value-type="float">
            <text:p>530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680" calcext:value-type="float">
            <text:p>680</text:p>
          </table:table-cell>
          <table:table-cell table:formula="of:=[.G40]+30" office:value-type="float" office:value="560" calcext:value-type="float">
            <text:p>560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680" calcext:value-type="float">
            <text:p>680</text:p>
          </table:table-cell>
          <table:table-cell table:formula="of:=[.G41]+30" office:value-type="float" office:value="590" calcext:value-type="float">
            <text:p>59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680" calcext:value-type="float">
            <text:p>680</text:p>
          </table:table-cell>
          <table:table-cell table:formula="of:=[.G42]+30" office:value-type="float" office:value="620" calcext:value-type="float">
            <text:p>62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680" calcext:value-type="float">
            <text:p>680</text:p>
          </table:table-cell>
          <table:table-cell table:formula="of:=[.G43]+30" office:value-type="float" office:value="650" calcext:value-type="float">
            <text:p>650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680" calcext:value-type="float">
            <text:p>680</text:p>
          </table:table-cell>
          <table:table-cell table:formula="of:=[.G44]+30" office:value-type="float" office:value="680" calcext:value-type="float">
            <text:p>680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680" calcext:value-type="float">
            <text:p>680</text:p>
          </table:table-cell>
          <table:table-cell table:formula="of:=[.G45]+30" office:value-type="float" office:value="710" calcext:value-type="float">
            <text:p>710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680" calcext:value-type="float">
            <text:p>680</text:p>
          </table:table-cell>
          <table:table-cell table:formula="of:=[.G46]+30" office:value-type="float" office:value="740" calcext:value-type="float">
            <text:p>740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680" calcext:value-type="float">
            <text:p>680</text:p>
          </table:table-cell>
          <table:table-cell table:formula="of:=[.G47]+30" office:value-type="float" office:value="770" calcext:value-type="float">
            <text:p>770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680" calcext:value-type="float">
            <text:p>680</text:p>
          </table:table-cell>
          <table:table-cell table:formula="of:=[.G48]+30" office:value-type="float" office:value="800" calcext:value-type="float">
            <text:p>800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680" calcext:value-type="float">
            <text:p>680</text:p>
          </table:table-cell>
          <table:table-cell table:formula="of:=[.G49]+30" office:value-type="float" office:value="830" calcext:value-type="float">
            <text:p>830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680" calcext:value-type="float">
            <text:p>680</text:p>
          </table:table-cell>
          <table:table-cell table:formula="of:=[.G50]+30" office:value-type="float" office:value="860" calcext:value-type="float">
            <text:p>860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680" calcext:value-type="float">
            <text:p>680</text:p>
          </table:table-cell>
          <table:table-cell table:formula="of:=[.G51]+30" office:value-type="float" office:value="890" calcext:value-type="float">
            <text:p>89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680" calcext:value-type="float">
            <text:p>680</text:p>
          </table:table-cell>
          <table:table-cell table:formula="of:=[.G52]+30" office:value-type="float" office:value="920" calcext:value-type="float">
            <text:p>920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640" calcext:value-type="float">
            <text:p>64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F54]-30" office:value-type="float" office:value="610" calcext:value-type="float">
            <text:p>61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F55]-30" office:value-type="float" office:value="580" calcext:value-type="float">
            <text:p>58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F56]-30" office:value-type="float" office:value="550" calcext:value-type="float">
            <text:p>55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F57]-30" office:value-type="float" office:value="520" calcext:value-type="float">
            <text:p>52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F58]-30" office:value-type="float" office:value="490" calcext:value-type="float">
            <text:p>49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F59]-30" office:value-type="float" office:value="460" calcext:value-type="float">
            <text:p>46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F60]-30" office:value-type="float" office:value="430" calcext:value-type="float">
            <text:p>43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F61]-30" office:value-type="float" office:value="400" calcext:value-type="float">
            <text:p>40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F62]-30" office:value-type="float" office:value="370" calcext:value-type="float">
            <text:p>37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F63]-30" office:value-type="float" office:value="340" calcext:value-type="float">
            <text:p>34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F64]-30" office:value-type="float" office:value="310" calcext:value-type="float">
            <text:p>31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F65]-30" office:value-type="float" office:value="280" calcext:value-type="float">
            <text:p>28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F66]-30" office:value-type="float" office:value="250" calcext:value-type="float">
            <text:p>25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F67]-30" office:value-type="float" office:value="220" calcext:value-type="float">
            <text:p>22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F68]-30" office:value-type="float" office:value="190" calcext:value-type="float">
            <text:p>19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F69]-30" office:value-type="float" office:value="160" calcext:value-type="float">
            <text:p>16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F70]-30" office:value-type="float" office:value="130" calcext:value-type="float">
            <text:p>13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F71]-30" office:value-type="float" office:value="100" calcext:value-type="float">
            <text:p>10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[.G74]-30"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[.G75]-30" office:value-type="float" office:value="870" calcext:value-type="float">
            <text:p>870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[.G76]-30" office:value-type="float" office:value="840" calcext:value-type="float">
            <text:p>840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G77]-30" office:value-type="float" office:value="810" calcext:value-type="float">
            <text:p>810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[.G78]-30" office:value-type="float" office:value="780" calcext:value-type="float">
            <text:p>780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formula="of:=[.G79]-30" office:value-type="float" office:value="750" calcext:value-type="float">
            <text:p>750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formula="of:=[.G80]-30" office:value-type="float" office:value="720" calcext:value-type="float">
            <text:p>720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formula="of:=[.G81]-30" office:value-type="float" office:value="690" calcext:value-type="float">
            <text:p>690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[.G82]-30" office:value-type="float" office:value="660" calcext:value-type="float">
            <text:p>660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[.G83]-30" office:value-type="float" office:value="630" calcext:value-type="float">
            <text:p>630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[.G84]-30" office:value-type="float" office:value="600" calcext:value-type="float">
            <text:p>600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formula="of:=[.G85]-30" office:value-type="float" office:value="570" calcext:value-type="float">
            <text:p>570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formula="of:=[.G86]-30" office:value-type="float" office:value="540" calcext:value-type="float">
            <text:p>540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[.G87]-30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formula="of:=[.G88]-30" office:value-type="float" office:value="480" calcext:value-type="float">
            <text:p>480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formula="of:=[.G89]-30" office:value-type="float" office:value="450" calcext:value-type="float">
            <text:p>450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G90]-30" office:value-type="float" office:value="420" calcext:value-type="float">
            <text:p>420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[.G91]-30"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[.G92]-30" office:value-type="float" office:value="360" calcext:value-type="float">
            <text:p>360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formula="of:=[.G93]-30" office:value-type="float" office:value="330" calcext:value-type="float">
            <text:p>330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G94]-30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[.G95]-30" office:value-type="float" office:value="270" calcext:value-type="float">
            <text:p>270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formula="of:=[.G96]-30" office:value-type="float" office:value="240" calcext:value-type="float">
            <text:p>240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[.G97]-30" office:value-type="float" office:value="210" calcext:value-type="float">
            <text:p>210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[.G98]-30" office:value-type="float" office:value="180" calcext:value-type="float">
            <text:p>180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formula="of:=[.G99]-30"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[.G100]-30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formula="of:=[.G101]-30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8:48:52.146912998</meta:creation-date>
    <dc:date>2017-05-26T09:15:13.423610158</dc:date>
    <meta:editing-duration>PT11M11S</meta:editing-duration>
    <meta:editing-cycles>1</meta:editing-cycles>
    <meta:document-statistic meta:table-count="1" meta:cell-count="396" meta:object-count="0"/>
    <meta:generator>LibreOffice/5.0.6.2$Linux_X86_64 LibreOffice_project/00m0$Build-2</meta:generator>
  </office:meta>
</office:document-meta>
</file>